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mm"/>
    </style:style>
    <style:style style:name="ro1" style:family="table-row">
      <style:table-row-properties style:row-height="20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ackground-color="#000000"/>
      <style:text-properties fo:font-size="8pt" style:font-size-asian="8pt" style:font-size-complex="8pt"/>
    </style:style>
    <style:style style:name="ce3" style:family="table-cell" style:parent-style-name="Default">
      <style:table-cell-properties fo:background-color="#faa61a"/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#729fcf"/>
      <style:text-properties fo:font-size="8pt" style:font-size-asian="8pt" style:font-size-complex="8pt"/>
    </style:style>
    <style:style style:name="ce8" style:family="table-cell" style:parent-style-name="Default">
      <style:table-cell-properties fo:background-color="#72bf44"/>
      <style:text-properties fo:font-size="8pt" style:font-size-asian="8pt" style:font-size-complex="8pt"/>
    </style:style>
    <style:style style:name="ce9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T1" style:family="text">
      <style:text-properties style:font-name="Liberation Sans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/>
          <table:table-cell table:style-name="ce2" office:value-type="string" calcext:value-type="string">
            <text:p>DISCARD</text:p>
            <text:p>(D0,D0,D0,D0)</text:p>
          </table:table-cell>
          <table:table-cell table:number-columns-repeated="2"/>
          <table:table-cell office:value-type="string" calcext:value-type="string">
            <text:p>MOV1_2</text:p>
            <text:p>(U0,D0,D0)</text:p>
            <text:p>D0(0x1000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V1_2</text:p>
            <text:p>(D0,R0,R1)</text:p>
          </table:table-cell>
          <table:table-cell office:value-type="string" calcext:value-type="string">
            <text:p>SWITCH_PRED</text:p>
            <text:p>(D0,L0,R1,U0)</text:p>
          </table:table-cell>
          <table:table-cell office:value-type="string" calcext:value-type="string">
            <text:p>MOV1_2</text:p>
            <text:p>(L1,R1,R1)</text:p>
          </table:table-cell>
          <table:table-cell office:value-type="string" calcext:value-type="string">
            <text:p>MOV1_2</text:p>
            <text:p>(L1,R0,R0)</text:p>
          </table:table-cell>
          <table:table-cell table:style-name="ce7" office:value-type="string" calcext:value-type="string">
            <text:p>LOOP_HEAD</text:p>
            <text:p>(U0,L1,L0,D0)</text:p>
            <text:p>DATA(0x4)</text:p>
          </table:table-cell>
          <table:table-cell office:value-type="string" calcext:value-type="string">
            <text:p>MOV1_2</text:p>
            <text:p>(D0,R1,R1)</text:p>
          </table:table-cell>
          <table:table-cell/>
          <table:table-cell office:value-type="string" calcext:value-type="string">
            <text:p>MOV1_2</text:p>
            <text:p>(L1,R0,R1)</text:p>
          </table:table-cell>
          <table:table-cell office:value-type="string" calcext:value-type="string">
            <text:p>MOV1_2</text:p>
            <text:p>(L0,R1,R1)</text:p>
          </table:table-cell>
          <table:table-cell office:value-type="string" calcext:value-type="string">
            <text:p>INV_DATA</text:p>
            <text:p>(L1,D0)</text:p>
            <text:p>DATA(0x0)</text:p>
          </table:table-cell>
          <table:table-cell office:value-type="string" calcext:value-type="string">
            <text:p>MOV1_2</text:p>
            <text:p>(L1,D0,D0)</text:p>
          </table:table-cell>
          <table:table-cell table:number-columns-repeated="3"/>
          <table:table-cell table:style-name="Default"/>
          <table:table-cell table:number-columns-repeated="1009"/>
        </table:table-row>
        <table:table-row table:style-name="ro1">
          <table:table-cell office:value-type="string" calcext:value-type="string">
            <text:p>MOV1_2</text:p>
            <text:p>(D1,U0,U0)</text:p>
          </table:table-cell>
          <table:table-cell office:value-type="string" calcext:value-type="string">
            <text:p>MOV1_2</text:p>
            <text:p>(D0,U0,U0)</text:p>
          </table:table-cell>
          <table:table-cell office:value-type="string" calcext:value-type="string">
            <text:p>MOV1_2</text:p>
            <text:p>(R1,D0,D0)</text:p>
          </table:table-cell>
          <table:table-cell/>
          <table:table-cell office:value-type="string" calcext:value-type="string">
            <text:p>MOV1_2</text:p>
            <text:p>(U0,D0,L1)</text:p>
          </table:table-cell>
          <table:table-cell office:value-type="string" calcext:value-type="string">
            <text:p>MOV1_2</text:p>
            <text:p>(D1,U0,U0)</text:p>
          </table:table-cell>
          <table:table-cell/>
          <table:table-cell office:value-type="string" calcext:value-type="string">
            <text:p>ADD_DATA</text:p>
            <text:p>(D1,R1)</text:p>
            <text:p>DATA(0x1)</text:p>
          </table:table-cell>
          <table:table-cell office:value-type="string" calcext:value-type="string">
            <text:p>MOV1_2</text:p>
            <text:p>(D1,R0,R0)</text:p>
          </table:table-cell>
          <table:table-cell table:style-name="ce7" office:value-type="string" calcext:value-type="string">
            <text:p>LOOP_HEAD</text:p>
            <text:p>(U0,L0,L1,D0)</text:p>
            <text:p>DATA(0x4)</text:p>
          </table:table-cell>
          <table:table-cell table:style-name="ce7" office:value-type="string" calcext:value-type="string">
            <text:p>LOOP_HEAD</text:p>
            <text:p>(U0,R0,R1,D0)</text:p>
            <text:p>DATA(0x4)</text:p>
          </table:table-cell>
          <table:table-cell office:value-type="string" calcext:value-type="string">
            <text:p>MOV1_2</text:p>
            <text:p>(D1,L0,L0)</text:p>
          </table:table-cell>
          <table:table-cell office:value-type="string" calcext:value-type="string">
            <text:p>MOV1_2</text:p>
            <text:p>(D1,L1,L1)</text:p>
          </table:table-cell>
          <table:table-cell/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MOV1_2</text:p>
            <text:p>(D0,U0,U0)</text:p>
          </table:table-cell>
          <table:table-cell table:style-name="ce3" office:value-type="string" calcext:value-type="string">
            <text:p>COMBINE_TAG</text:p>
            <text:p>(U0,R0,D0)</text:p>
          </table:table-cell>
          <table:table-cell office:value-type="string" calcext:value-type="string">
            <text:p>MOV1_2</text:p>
            <text:p>(D1,L0,R0)</text:p>
          </table:table-cell>
          <table:table-cell table:style-name="ce3" office:value-type="string" calcext:value-type="string">
            <text:p>NEW_TAG</text:p>
            <text:p>(U0,L0,D0)</text:p>
          </table:table-cell>
          <table:table-cell table:number-columns-repeated="4"/>
          <table:table-cell table:style-name="ce3" office:value-type="string" calcext:value-type="string">
            <text:p>SWITCH_TAG</text:p>
            <text:p>(U0,U1,D0,D1)</text:p>
            <text:p>DATA(0x0000)</text:p>
          </table:table-cell>
          <table:table-cell table:style-name="ce3" office:value-type="string" calcext:value-type="string">
            <text:p>SWITCH_TAG</text:p>
            <text:p>(U0,U1,D0,D1)</text:p>
            <text:p>DATA(0x0000)</text:p>
          </table:table-cell>
          <table:table-cell table:number-columns-repeated="3"/>
          <table:table-cell table:style-name="Default"/>
          <table:table-cell table:number-columns-repeated="1009"/>
        </table:table-row>
        <table:table-row table:style-name="ro1">
          <table:table-cell office:value-type="string" calcext:value-type="string">
            <text:p>MOV1_2</text:p>
            <text:p><text:span text:style-name="T1">(D1,U1,U1)</text:span></text:p>
          </table:table-cell>
          <table:table-cell office:value-type="string" calcext:value-type="string">
            <text:p>MOV1_2</text:p>
            <text:p>(R0,U0,U0)</text:p>
          </table:table-cell>
          <table:table-cell table:style-name="ce3" office:value-type="string" calcext:value-type="string">
            <text:p>STORE_TAG</text:p>
            <text:p>(U0,D0)</text:p>
            <text:p>RESTORE_TAG</text:p>
            <text:p>(D0,L0)</text:p>
            <text:p>DATA(0x0000)</text:p>
          </table:table-cell>
          <table:table-cell/>
          <table:table-cell office:value-type="string" calcext:value-type="string">
            <text:p>MOV1_2</text:p>
            <text:p>(U0,D0,R0)</text:p>
          </table:table-cell>
          <table:table-cell office:value-type="string" calcext:value-type="string">
            <text:p>MOV1_2</text:p>
            <text:p>(L0,D0,U1)</text:p>
          </table:table-cell>
          <table:table-cell office:value-type="string" calcext:value-type="string">
            <text:p>MOV1_2</text:p>
            <text:p>(R0,D0,D0)</text:p>
          </table:table-cell>
          <table:table-cell office:value-type="string" calcext:value-type="string">
            <text:p>SWITCH_PRED</text:p>
            <text:p>(D0,R0,U1,L0)</text:p>
          </table:table-cell>
          <table:table-cell office:value-type="string" calcext:value-type="string">
            <text:p>MOV1_2</text:p>
            <text:p>(D1,L0,U1)</text:p>
          </table:table-cell>
          <table:table-cell table:style-name="ce3" office:value-type="string" calcext:value-type="string">
            <text:p>SYNC</text:p>
            <text:p>(0x01,U0,L0,R0,D0)</text:p>
            <text:p>DATA(0x0)</text:p>
          </table:table-cell>
          <table:table-cell table:style-name="ce3" office:value-type="string" calcext:value-type="string">
            <text:p>SYNC</text:p>
            <text:p>(0x01,U0,R0,L0,D0)</text:p>
            <text:p><text:span text:style-name="T1">DATA(0x0)</text:span></text:p>
          </table:table-cell>
          <table:table-cell office:value-type="string" calcext:value-type="string">
            <text:p>MOV1_2</text:p>
            <text:p>(D1,U1,U1)</text:p>
          </table:table-cell>
          <table:table-cell office:value-type="string" calcext:value-type="string">
            <text:p>MOV1_2</text:p>
            <text:p>(D1,U1,U1)</text:p>
          </table:table-cell>
          <table:table-cell/>
          <table:table-cell table:style-name="Default"/>
          <table:table-cell table:number-columns-repeated="1009"/>
        </table:table-row>
        <table:table-row table:style-name="ro1">
          <table:table-cell table:number-columns-repeated="2"/>
          <table:table-cell table:style-name="ce3" office:value-type="string" calcext:value-type="string">
            <text:p>STORE_TAG</text:p>
            <text:p>(U0,D0)</text:p>
            <text:p>RESTORE_TAG</text:p>
            <text:p>(D0,U0)</text:p>
            <text:p>DATA(0x0100)</text:p>
          </table:table-cell>
          <table:table-cell office:value-type="string" calcext:value-type="string">
            <text:p>MOV1_2</text:p>
            <text:p>(D1,U1,U1)</text:p>
            <text:p>U1(0x0000)</text:p>
          </table:table-cell>
          <table:table-cell office:value-type="string" calcext:value-type="string">
            <text:p>MOV1_2</text:p>
            <text:p>(U0,D0,D0)</text:p>
          </table:table-cell>
          <table:table-cell table:style-name="ce3" office:value-type="string" calcext:value-type="string">
            <text:p>SWITCH_TAG</text:p>
            <text:p>(U0,U1,D0,D1)</text:p>
            <text:p>DATA(0x0000)</text:p>
          </table:table-cell>
          <table:table-cell table:style-name="ce3" office:value-type="string" calcext:value-type="string">
            <text:p>SWITCH_TAG</text:p>
            <text:p>(U0,U1,D0,D1)</text:p>
            <text:p>DATA(0x0000)</text:p>
          </table:table-cell>
          <table:table-cell office:value-type="string" calcext:value-type="string">
            <text:p>MOV1_2</text:p>
            <text:p>(D1,U0,U0)</text:p>
          </table:table-cell>
          <table:table-cell/>
          <table:table-cell table:style-name="ce3" office:value-type="string" calcext:value-type="string">
            <text:p>SWITCH_TAG</text:p>
            <text:p>(U1,U0,D0,D1)</text:p>
            <text:p>DATA(0x0100)</text:p>
          </table:table-cell>
          <table:table-cell table:style-name="ce3" office:value-type="string" calcext:value-type="string">
            <text:p>SWITCH_TAG</text:p>
            <text:p>(U1,U0,D0,D1)</text:p>
            <text:p>DATA(0x0100)</text:p>
          </table:table-cell>
          <table:table-cell table:number-columns-repeated="3"/>
          <table:table-cell table:style-name="Default"/>
          <table:table-cell table:number-columns-repeated="1009"/>
        </table:table-row>
        <table:table-row table:style-name="ro1">
          <table:table-cell office:value-type="string" calcext:value-type="string">
            <text:p>MOV1_2</text:p>
            <text:p>(D1,U1,U1)</text:p>
          </table:table-cell>
          <table:table-cell/>
          <table:table-cell table:style-name="ce3" office:value-type="string" calcext:value-type="string">
            <text:p>STORE_TAG</text:p>
            <text:p>(U0,D0)</text:p>
            <text:p>RESTORE_TAG</text:p>
            <text:p>(D0,U0)</text:p>
            <text:p>DATA(0x0200)</text:p>
          </table:table-cell>
          <table:table-cell/>
          <table:table-cell office:value-type="string" calcext:value-type="string">
            <text:p>ADD_DATA</text:p>
            <text:p>(U0,D0)</text:p>
            <text:p>DATA(0x1)</text:p>
          </table:table-cell>
          <table:table-cell table:style-name="ce3" office:value-type="string" calcext:value-type="string">
            <text:p>SYNC</text:p>
            <text:p>(0x01,U0,L0,R0,D0)</text:p>
            <text:p>DATA(0x0)</text:p>
          </table:table-cell>
          <table:table-cell table:style-name="ce3" office:value-type="string" calcext:value-type="string">
            <text:p>SYNC</text:p>
            <text:p>(0x01,U0,R0,L0,D0)</text:p>
            <text:p><text:span text:style-name="T1">DATA(0x0)</text:span></text:p>
          </table:table-cell>
          <table:table-cell/>
          <table:table-cell office:value-type="string" calcext:value-type="string">
            <text:p>MOV1_2</text:p>
            <text:p>(D1,U1,U1)</text:p>
          </table:table-cell>
          <table:table-cell table:style-name="ce3" office:value-type="string" calcext:value-type="string">
            <text:p>SYNC</text:p>
            <text:p>(0x01,U0,L0,R0,D0)</text:p>
            <text:p><text:span text:style-name="T1">DATA(0x0)</text:span></text:p>
          </table:table-cell>
          <table:table-cell table:style-name="ce3" office:value-type="string" calcext:value-type="string">
            <text:p>SYNC</text:p>
            <text:p>(0x01,U0,R0,L0,D0)</text:p>
            <text:p><text:span text:style-name="T1">DATA(0x0)</text:span></text:p>
          </table:table-cell>
          <table:table-cell office:value-type="string" calcext:value-type="string">
            <text:p>MOV1_2</text:p>
            <text:p>(D1,U1,U1)</text:p>
          </table:table-cell>
          <table:table-cell office:value-type="string" calcext:value-type="string">
            <text:p>MOV1_2</text:p>
            <text:p>(D1,U1,U1)</text:p>
          </table:table-cell>
          <table:table-cell/>
          <table:table-cell table:style-name="Default"/>
          <table:table-cell table:number-columns-repeated="1009"/>
        </table:table-row>
        <table:table-row table:style-name="ro1">
          <table:table-cell/>
          <table:table-cell table:style-name="ce2" office:value-type="string" calcext:value-type="string">
            <text:p>DISCARD</text:p>
            <text:p>(R0,R0,R0,R0)</text:p>
          </table:table-cell>
          <table:table-cell table:style-name="ce3" office:value-type="string" calcext:value-type="string">
            <text:p>STORE_TAG</text:p>
            <text:p>(U0,L0)</text:p>
            <text:p>RESTORE_TAG</text:p>
            <text:p>(R0,U0)</text:p>
            <text:p>DATA(0x0300)</text:p>
          </table:table-cell>
          <table:table-cell office:value-type="string" calcext:value-type="string">
            <text:p>MOV1_2</text:p>
            <text:p>(D1,U1,U1)</text:p>
            <text:p>MOV1_2</text:p>
            <text:p>(R0,L0,L0)</text:p>
            <text:p>U1(0x0100)</text:p>
          </table:table-cell>
          <table:table-cell office:value-type="string" calcext:value-type="string">
            <text:p>MOV1_2</text:p>
            <text:p>(U0,L0,D0)</text:p>
          </table:table-cell>
          <table:table-cell table:style-name="ce3" office:value-type="string" calcext:value-type="string">
            <text:p>SWITCH_TAG</text:p>
            <text:p>(U1,U0,D0,D1)</text:p>
            <text:p>DATA(0x0100)</text:p>
          </table:table-cell>
          <table:table-cell table:style-name="ce3" office:value-type="string" calcext:value-type="string">
            <text:p>SWITCH_TAG</text:p>
            <text:p>(U1,U0,D0,D1)</text:p>
            <text:p>DATA(0x0100)</text:p>
          </table:table-cell>
          <table:table-cell office:value-type="string" calcext:value-type="string">
            <text:p>MOV1_2</text:p>
            <text:p>(D1,U1,U1)</text:p>
          </table:table-cell>
          <table:table-cell/>
          <table:table-cell table:style-name="ce3" office:value-type="string" calcext:value-type="string">
            <text:p>SWITCH_TAG</text:p>
            <text:p>(U1,U0,D0,D1)</text:p>
            <text:p>DATA(0x0200)</text:p>
          </table:table-cell>
          <table:table-cell table:style-name="ce3" office:value-type="string" calcext:value-type="string">
            <text:p>SWITCH_TAG</text:p>
            <text:p>(U1,U0,D0,D1)</text:p>
            <text:p>DATA(0x0200)</text:p>
          </table:table-cell>
          <table:table-cell table:number-columns-repeated="3"/>
          <table:table-cell table:style-name="Default"/>
          <table:table-cell table:number-columns-repeated="1009"/>
        </table:table-row>
        <table:table-row table:style-name="ro1">
          <table:table-cell office:value-type="string" calcext:value-type="string">
            <text:p>MOV1_2</text:p>
            <text:p>(R1,U1,U1)</text:p>
          </table:table-cell>
          <table:table-cell/>
          <table:table-cell office:value-type="string" calcext:value-type="string">
            <text:p>MOV1_2</text:p>
            <text:p>(R1,L1,L1)</text:p>
          </table:table-cell>
          <table:table-cell/>
          <table:table-cell table:style-name="ce8" office:value-type="string" calcext:value-type="string">
            <text:p>LT_DATA</text:p>
            <text:p>(U0,L1)</text:p>
            <text:p>DATA(0xa)</text:p>
          </table:table-cell>
          <table:table-cell table:style-name="ce3" office:value-type="string" calcext:value-type="string">
            <text:p>SYNC</text:p>
            <text:p>(0x01,U0,L0,R0,D0)</text:p>
            <text:p><text:span text:style-name="T1">DATA(0x0)</text:span></text:p>
          </table:table-cell>
          <table:table-cell table:style-name="ce3" office:value-type="string" calcext:value-type="string">
            <text:p>SYNC</text:p>
            <text:p>(0x01,U0,R0,L0,D0)</text:p>
            <text:p><text:span text:style-name="T1">DATA(0x0)</text:span></text:p>
          </table:table-cell>
          <table:table-cell/>
          <table:table-cell office:value-type="string" calcext:value-type="string">
            <text:p>MOV1_2</text:p>
            <text:p>(D1,U1,U1)</text:p>
          </table:table-cell>
          <table:table-cell table:style-name="ce3" office:value-type="string" calcext:value-type="string">
            <text:p>SYNC</text:p>
            <text:p>(0x01,U0,L0,R0,D0)</text:p>
            <text:p><text:span text:style-name="T1">DATA(0x0)</text:span></text:p>
          </table:table-cell>
          <table:table-cell table:style-name="ce3" office:value-type="string" calcext:value-type="string">
            <text:p>SYNC</text:p>
            <text:p>(0x01,U0,R0,L0,D0)</text:p>
            <text:p><text:span text:style-name="T1">DATA(0x0)</text:span></text:p>
          </table:table-cell>
          <table:table-cell office:value-type="string" calcext:value-type="string">
            <text:p>MOV1_2</text:p>
            <text:p>(D1,U1,R0)</text:p>
          </table:table-cell>
          <table:table-cell office:value-type="string" calcext:value-type="string">
            <text:p>SWITCH_PRED</text:p>
            <text:p>(D1,L0,U1,R0)</text:p>
          </table:table-cell>
          <table:table-cell table:style-name="ce2" office:value-type="string" calcext:value-type="string">
            <text:p>DISCARD</text:p>
            <text:p>(L0,L0,L0,L0)</text:p>
          </table:table-cell>
          <table:table-cell table:style-name="Default"/>
          <table:table-cell table:number-columns-repeated="1009"/>
        </table:table-row>
        <table:table-row table:style-name="ro1">
          <table:table-cell table:number-columns-repeated="3"/>
          <table:table-cell office:value-type="string" calcext:value-type="string">
            <text:p>MOV1_2</text:p>
            <text:p>(D1,U1,U1)</text:p>
            <text:p>U1(0x0200)</text:p>
          </table:table-cell>
          <table:table-cell/>
          <table:table-cell table:style-name="ce3" office:value-type="string" calcext:value-type="string">
            <text:p>SWITCH_TAG</text:p>
            <text:p>(U1,U0,D0,D1)</text:p>
            <text:p>DATA(0x0200)</text:p>
          </table:table-cell>
          <table:table-cell table:style-name="ce3" office:value-type="string" calcext:value-type="string">
            <text:p>SWITCH_TAG</text:p>
            <text:p>(U1,U0,D0,D1)</text:p>
            <text:p>DATA(0x0200)</text:p>
          </table:table-cell>
          <table:table-cell office:value-type="string" calcext:value-type="string">
            <text:p>MOV1_2</text:p>
            <text:p>(D1,U1,U1)</text:p>
          </table:table-cell>
          <table:table-cell/>
          <table:table-cell table:style-name="ce3" office:value-type="string" calcext:value-type="string">
            <text:p>SWITCH_TAG</text:p>
            <text:p>(U1,U0,D0,D1)</text:p>
            <text:p>DATA(0x0300)</text:p>
          </table:table-cell>
          <table:table-cell table:style-name="ce3" office:value-type="string" calcext:value-type="string">
            <text:p>SWITCH_TAG</text:p>
            <text:p>(U1,U0,D0,D1)</text:p>
            <text:p>DATA(0x0300)</text:p>
          </table:table-cell>
          <table:table-cell/>
          <table:table-cell table:style-name="Default"/>
          <table:table-cell/>
          <table:table-cell table:style-name="Default"/>
          <table:table-cell table:number-columns-repeated="1009"/>
        </table:table-row>
        <table:table-row table:style-name="ro1">
          <table:table-cell table:number-columns-repeated="5"/>
          <table:table-cell table:style-name="ce3" office:value-type="string" calcext:value-type="string">
            <text:p>SYNC</text:p>
            <text:p>(0x01,U0,L0,R0,D0)</text:p>
            <text:p><text:span text:style-name="T1">DATA(0x0)</text:span></text:p>
          </table:table-cell>
          <table:table-cell table:style-name="ce3" office:value-type="string" calcext:value-type="string">
            <text:p>SYNC</text:p>
            <text:p>(0x01,U0,R0,L0,D0)</text:p>
            <text:p><text:span text:style-name="T1">DATA(0x0)</text:span></text:p>
          </table:table-cell>
          <table:table-cell/>
          <table:table-cell office:value-type="string" calcext:value-type="string">
            <text:p>MOV1_2</text:p>
            <text:p>(D1,U1,U1)</text:p>
          </table:table-cell>
          <table:table-cell table:style-name="ce3" office:value-type="string" calcext:value-type="string">
            <text:p>SYNC</text:p>
            <text:p>(0x01,U0,L0,R0,D0)</text:p>
            <text:p><text:span text:style-name="T1">DATA(0x0)</text:span></text:p>
          </table:table-cell>
          <table:table-cell table:style-name="ce3" office:value-type="string" calcext:value-type="string">
            <text:p>SYNC</text:p>
            <text:p>(0x01,U0,R0,L0,D0)</text:p>
            <text:p><text:span text:style-name="T1">DATA(0x0)</text:span></text:p>
          </table:table-cell>
          <table:table-cell office:value-type="string" calcext:value-type="string">
            <text:p>MOV1_2</text:p>
            <text:p>(D1,U1,U1)</text:p>
          </table:table-cell>
          <table:table-cell office:value-type="string" calcext:value-type="string">
            <text:p>AND</text:p>
            <text:p>(D0,D1,U1)</text:p>
          </table:table-cell>
          <table:table-cell/>
          <table:table-cell table:style-name="Default"/>
          <table:table-cell table:number-columns-repeated="1009"/>
        </table:table-row>
        <table:table-row table:style-name="ro1">
          <table:table-cell table:number-columns-repeated="3"/>
          <table:table-cell office:value-type="string" calcext:value-type="string">
            <text:p>MOV1_2</text:p>
            <text:p>(D1,U1,U1)</text:p>
            <text:p>U1(0x0300)</text:p>
          </table:table-cell>
          <table:table-cell/>
          <table:table-cell table:style-name="ce3" office:value-type="string" calcext:value-type="string">
            <text:p>SWITCH_TAG</text:p>
            <text:p>(U1,U0,D0,D1)</text:p>
            <text:p>DATA(0x0300)</text:p>
          </table:table-cell>
          <table:table-cell table:style-name="ce3" office:value-type="string" calcext:value-type="string">
            <text:p>SWITCH_TAG</text:p>
            <text:p>(U1,U0,D0,D1)</text:p>
            <text:p>DATA(0x0300)</text:p>
          </table:table-cell>
          <table:table-cell office:value-type="string" calcext:value-type="string">
            <text:p>MOV1_2</text:p>
            <text:p>(R1,U1,U1)</text:p>
          </table:table-cell>
          <table:table-cell/>
          <table:table-cell office:value-type="string" calcext:value-type="string">
            <text:p>MOV2_1</text:p>
            <text:p>(U1,U0,L1)</text:p>
          </table:table-cell>
          <table:table-cell table:style-name="ce9" office:value-type="string" calcext:value-type="string">
            <text:p>MOV2_1</text:p>
            <text:p>(U1,U0,D0)</text:p>
          </table:table-cell>
          <table:table-cell/>
          <table:table-cell office:value-type="string" calcext:value-type="string">
            <text:p>ADD_DATA</text:p>
            <text:p>(D0,U0)</text:p>
            <text:p>DATA(0xff)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 table:number-columns-repeated="5"/>
          <table:table-cell table:style-name="ce3" office:value-type="string" calcext:value-type="string">
            <text:p>SYNC</text:p>
            <text:p>(0x01,U0,L0,R0,D0)</text:p>
            <text:p><text:span text:style-name="T1">DATA(0x0)</text:span></text:p>
          </table:table-cell>
          <table:table-cell table:style-name="ce3" office:value-type="string" calcext:value-type="string">
            <text:p>SYNC</text:p>
            <text:p>(0x01,U0,R0,L0,D0)</text:p>
            <text:p><text:span text:style-name="T1">DATA(0x0)</text:span></text:p>
          </table:table-cell>
          <table:table-cell/>
          <table:table-cell office:value-type="string" calcext:value-type="string">
            <text:p>MOV1_2</text:p>
            <text:p>(D0,U1,U1)</text:p>
          </table:table-cell>
          <table:table-cell table:style-name="Default"/>
          <table:table-cell office:value-type="string" calcext:value-type="string">
            <text:p>MOV1_2</text:p>
            <text:p>(U0,D0,R1)</text:p>
          </table:table-cell>
          <table:table-cell office:value-type="string" calcext:value-type="string">
            <text:p>MOV1_2</text:p>
            <text:p>(D0,U1,U1)</text:p>
          </table:table-cell>
          <table:table-cell office:value-type="string" calcext:value-type="string">
            <text:p>MOV1_2</text:p>
            <text:p>(L1,U0,U1)</text:p>
          </table:table-cell>
          <table:table-cell/>
          <table:table-cell table:style-name="Default"/>
          <table:table-cell table:number-columns-repeated="1009"/>
        </table:table-row>
        <table:table-row table:style-name="ro1">
          <table:table-cell table:number-columns-repeated="3"/>
          <table:table-cell office:value-type="string" calcext:value-type="string">
            <text:p>MOV1_2</text:p>
            <text:p>(R0,U1,U1)</text:p>
          </table:table-cell>
          <table:table-cell office:value-type="string" calcext:value-type="string">
            <text:p>ST</text:p>
            <text:p>(R0,R1,L0)</text:p>
          </table:table-cell>
          <table:table-cell office:value-type="string" calcext:value-type="string">
            <text:p>MOV2_1</text:p>
            <text:p>(U1,U0,L0)</text:p>
          </table:table-cell>
          <table:table-cell office:value-type="string" calcext:value-type="string">
            <text:p>MOV2_1</text:p>
            <text:p>(U1,U0,L1)</text:p>
          </table:table-cell>
          <table:table-cell/>
          <table:table-cell office:value-type="string" calcext:value-type="string">
            <text:p>MOV1_2</text:p>
            <text:p>(R0,U0,U0)</text:p>
          </table:table-cell>
          <table:table-cell office:value-type="string" calcext:value-type="string">
            <text:p>MOV1_2</text:p>
            <text:p>(R1,L0,L0)</text:p>
          </table:table-cell>
          <table:table-cell table:style-name="ce8" office:value-type="string" calcext:value-type="string">
            <text:p>NE_DATA</text:p>
            <text:p>(U0,R0)</text:p>
            <text:p>DATA(0x0)</text:p>
          </table:table-cell>
          <table:table-cell office:value-type="string" calcext:value-type="string">
            <text:p>MOV1_2</text:p>
            <text:p>(L0,U0,L1)</text:p>
          </table:table-cell>
          <table:table-cell table:style-name="Default" table:number-columns-repeated="3"/>
          <table:table-cell table:number-columns-repeated="1009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7">0000/00/00</text:date>, <text:time style:data-style-name="N2" text:time-value="21:54:30.62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7.3$Windows_X86_64 LibreOffice_project/dc89aa7a9eabfd848af146d5086077aeed2ae4a5</meta:generator>
    <dc:date>2020-06-17T23:21:41.689000000</dc:date>
    <meta:editing-duration>PT10H26M27S</meta:editing-duration>
    <meta:editing-cycles>63</meta:editing-cycles>
    <meta:document-statistic meta:table-count="1" meta:cell-count="113" meta:object-count="0"/>
  </office:meta>
</office:document-meta>
</file>